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paragraph-properties fo:margin-top="0cm" fo:margin-bottom="0.199cm" loext:contextual-spacing="false" style:writing-mode="page"/>
      <style:text-properties fo:font-size="11pt" officeooo:rsid="000522e5" officeooo:paragraph-rsid="000522e5" style:font-size-asian="11pt" style:font-size-complex="11pt"/>
    </style:style>
    <style:style style:name="P2" style:family="paragraph" style:parent-style-name="Standard" style:list-style-name="L1">
      <style:paragraph-properties fo:margin-top="0cm" fo:margin-bottom="0.199cm" loext:contextual-spacing="false" style:writing-mode="page"/>
      <style:text-properties fo:font-size="11pt" officeooo:paragraph-rsid="000522e5" style:font-size-asian="11pt" style:font-size-complex="11pt"/>
    </style:style>
    <style:style style:name="P3" style:family="paragraph" style:parent-style-name="Standard" style:list-style-name="L1">
      <style:paragraph-properties fo:margin-top="0cm" fo:margin-bottom="0.199cm" loext:contextual-spacing="false" style:writing-mode="page"/>
      <style:text-properties fo:font-size="11pt" officeooo:rsid="00071e86" officeooo:paragraph-rsid="00071e86" style:font-size-asian="11pt" style:font-size-complex="11pt"/>
    </style:style>
    <style:style style:name="P4" style:family="paragraph" style:parent-style-name="Standard" style:list-style-name="L1">
      <style:paragraph-properties fo:margin-top="0cm" fo:margin-bottom="0.199cm" loext:contextual-spacing="false" style:writing-mode="page"/>
      <style:text-properties fo:font-size="11pt" officeooo:rsid="0008e9e5" officeooo:paragraph-rsid="0008e9e5" style:font-size-asian="11pt" style:font-size-complex="11pt"/>
    </style:style>
    <style:style style:name="P5" style:family="paragraph" style:parent-style-name="Standard" style:list-style-name="L1">
      <style:paragraph-properties fo:margin-top="0cm" fo:margin-bottom="0.199cm" loext:contextual-spacing="false" style:writing-mode="page"/>
      <style:text-properties fo:font-size="11pt" officeooo:rsid="0009fc44" officeooo:paragraph-rsid="0009fc44" style:font-size-asian="11pt" style:font-size-complex="11pt"/>
    </style:style>
    <style:style style:name="P6" style:family="paragraph" style:parent-style-name="Standard" style:list-style-name="L1">
      <style:paragraph-properties fo:margin-top="0cm" fo:margin-bottom="0.199cm" loext:contextual-spacing="false" style:writing-mode="page"/>
      <style:text-properties fo:font-size="11pt" fo:language="lt" fo:country="LT" officeooo:rsid="000b921f" officeooo:paragraph-rsid="000b921f" style:font-size-asian="11pt" style:font-size-complex="11pt"/>
    </style:style>
    <style:style style:name="P7" style:family="paragraph" style:parent-style-name="Standard" style:list-style-name="L1">
      <style:paragraph-properties fo:margin-top="0cm" fo:margin-bottom="0.199cm" loext:contextual-spacing="false" style:writing-mode="page"/>
      <style:text-properties fo:font-size="11pt" fo:language="lt" fo:country="LT" officeooo:rsid="000522e5" officeooo:paragraph-rsid="000522e5" style:font-size-asian="11pt" style:font-size-complex="11pt"/>
    </style:style>
    <style:style style:name="P8" style:family="paragraph" style:parent-style-name="Standard" style:list-style-name="L1">
      <style:paragraph-properties fo:margin-top="0cm" fo:margin-bottom="0.199cm" loext:contextual-spacing="false" style:writing-mode="page"/>
      <style:text-properties fo:font-size="11pt" fo:language="lt" fo:country="LT" officeooo:rsid="000866c3" officeooo:paragraph-rsid="000866c3" style:font-size-asian="11pt" style:font-size-complex="11pt"/>
    </style:style>
    <style:style style:name="P9" style:family="paragraph" style:parent-style-name="Standard" style:list-style-name="L1">
      <style:paragraph-properties fo:margin-top="0cm" fo:margin-bottom="0.199cm" loext:contextual-spacing="false" style:writing-mode="page"/>
      <style:text-properties fo:font-size="11pt" fo:language="lt" fo:country="LT" officeooo:rsid="0009fc44" officeooo:paragraph-rsid="0009fc44" style:font-size-asian="11pt" style:font-size-complex="11pt"/>
    </style:style>
    <style:style style:name="T1" style:family="text">
      <style:text-properties fo:language="lt" fo:country="LT"/>
    </style:style>
    <style:style style:name="T2" style:family="text">
      <style:text-properties fo:language="lt" fo:country="LT" officeooo:rsid="000522e5"/>
    </style:style>
    <style:style style:name="T3" style:family="text">
      <style:text-properties fo:language="lt" fo:country="LT" officeooo:rsid="00071e86"/>
    </style:style>
    <style:style style:name="T4" style:family="text">
      <style:text-properties fo:language="lt" fo:country="LT" officeooo:rsid="0008e9e5"/>
    </style:style>
    <style:style style:name="T5" style:family="text">
      <style:text-properties fo:language="lt" fo:country="LT" officeooo:rsid="0009fc44"/>
    </style:style>
    <style:style style:name="T6" style:family="text">
      <style:text-properties fo:language="lt" fo:country="LT" officeooo:rsid="000b921f"/>
    </style:style>
    <style:style style:name="T7" style:family="text">
      <style:text-properties fo:language="lt" fo:country="LT" officeooo:rsid="000c98d4"/>
    </style:style>
    <style:style style:name="T8" style:family="text">
      <style:text-properties fo:language="lt" fo:country="LT" officeooo:rsid="000d362a"/>
    </style:style>
    <style:style style:name="T9" style:family="text">
      <style:text-properties fo:language="lt" fo:country="LT" officeooo:rsid="000e7449"/>
    </style:style>
    <style:style style:name="T10" style:family="text">
      <style:text-properties fo:language="lt" fo:country="LT" officeooo:rsid="000f9d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95611655136469475" text:style-name="L1">
        <text:list-item>
          <text:p text:style-name="P6">Mano kursinis darbas yra apie genetinius algoritmus dirbtiniams neuronų tinklams.</text:p>
        </text:list-item>
        <text:list-item>
          <text:p text:style-name="P1"><text:span text:style-name="T3">K. D</text:span>arbe buvo naudojami svorinio orientuoto <text:span text:style-name="T1">becikl</text:span><text:span text:style-name="T7">i</text:span><text:span text:style-name="T1">o</text:span> grafo formos dirbtiniai neuron<text:span text:style-name="T1">ų tinklai.</text:span></text:p>
        </text:list-item>
        <text:list-item>
          <text:p text:style-name="P7">Genetiniai algoritmai yra metaheuristinis optimizavimo metodas pagrįstas natūralia biologinę evoliucija. Pajėgiausi organizmai diktuoja naujos generacijos bruožus.<text:line-break/>Progresas vyksta per atsitiktines mutacijos ir pagrindinį GA procesą – kryžminimą.</text:p>
        </text:list-item>
        <text:list-item>
          <text:p text:style-name="P7">Kryžminimo pritaikymas DNT gali būti destruktyvus. Ši problema vadinama konkuruojančiais sprendimais. Matome 2 funkciškai vienodus tinklus, tačiau jų paslėptų neuronų išsidėtymas yra skirtingas. Dėl to kryžminimo metu įmanomi gauti palikuonys [A, B, A] arba [C, B, C]. Abiem atvejais yra prarandamas funkcionalumas.</text:p>
        </text:list-item>
        <text:list-item>
          <text:p text:style-name="P2"><text:span text:style-name="T4">I</text:span><text:span text:style-name="T2">š</text:span><text:span text:style-name="T7">tirtas</text:span><text:span text:style-name="T2"> algoritmas yra Neuro-Evoliucija Augančioms Topologijjoms, arba tiesiog NEAT. </text:span><text:span text:style-name="T7">Pagrindiniai jo bruožai</text:span><text:span text:style-name="T2"> Genas yra DNT lankas, turintis inovacijos žymę, </text:span><text:span text:style-name="T7">kurios </text:span><text:span text:style-name="T2">eidžia suporuoti vienodus genus kryžminimo metu. </text:span><text:span text:style-name="T7">Taip pat k</text:span><text:span text:style-name="T2">onkuravimas išskirstomas rasėmis </text:span><text:span text:style-name="T7">ir svarbiausia NEAT idėja yra tai, kad v</text:span><text:span text:style-name="T6">isos evoliucijos metu DNT išlaiko minimalią topologiją</text:span></text:p>
        </text:list-item>
        <text:list-item>
          <text:p text:style-name="P1"><text:span text:style-name="T1">NEAT naudoja svorio reikšmių ir topologines m</text:span><text:span text:style-name="T8">u</text:span><text:span text:style-name="T1">tacijas. Topologinės mutacijos gali būti naujo geno ar naujo neurono. Naujo geno mutacija tiesiog įterpia naują lanką, nesudarant ciklo. Naujo neurono mutacija pasirenka jau esamą lanką, jį išjungia. Jo vietoje įterpia 2 naujus lankus ir juos apjungia nauju neuronu.</text:span></text:p>
        </text:list-item>
        <text:list-item>
          <text:p text:style-name="P1"><text:span text:style-name="T1">Čia pavaizduotas kryžminimo procesas. Skirtingų tėvų genai yra išrikiuojami pagal inovacijos žymes (numeris kiekvieno geno viršuje). Jų vaikas atsitiktinai paveldi tėvų genus. </text:span><text:span text:style-name="T8">Taip pat y</text:span><text:span text:style-name="T1">ra dviejų tipų genai, neturintys poros. Nebendri genai yra tie, kurie neviršyja mažesnio tėvo paskutinės inovacijos žymės, o atliekami kurie viršija. </text:span></text:p>
        </text:list-item>
        <text:list-item>
          <text:p text:style-name="P3"><text:span text:style-name="T1">Dar viena svarbi NEAT idėja yra konkuravimo paskirstymas į rases. Iš esmės panašūs genomai yra sugrupuojami ir jie konkuruoja tarpusavyje, o ne globalioje populiacijoje. </text:span><text:span text:style-name="T8">Tam yra naudojama p</text:span><text:span text:style-name="T1">anašumo funkcija, kuri pagal atliekam</text:span><text:span text:style-name="T10">us</text:span><text:span text:style-name="T1"> ir nebendr</text:span><text:span text:style-name="T10">us</text:span><text:span text:style-name="T1"> gen</text:span><text:span text:style-name="T10">us</text:span><text:span text:style-name="T1"> ir bendrų genų svorių skirtumų vidurkį, apskaičiuoja genomų panašumą. Kuo didesnė reikšm</text:span><text:span text:style-name="T8">ė</text:span><text:span text:style-name="T1">, tuo </text:span><text:span text:style-name="T8">jie</text:span><text:span text:style-name="T1"> labiau skiriasi.</text:span></text:p>
        </text:list-item>
        <text:list-item>
          <text:p text:style-name="P8">Taip pat norint išvengti vienos rasės dominavimo globalioje populiacijoje yra naudojama pasverto pajėgumo funkcija. Iš esmės kuo didesnė rasė t. y. kuo daugiau tarpusavyje panašių genomų, tuo labiau tos rasės genomų pajėgumas yra mažinamas.</text:p>
        </text:list-item>
        <text:list-item>
          <text:p text:style-name="P4"><text:span text:style-name="T1">Čia matome įvairių metodų efektyvumą dviejų strypų balansavimo užduotyje. Viršutinėje lentelėje pirmi 4 yra funkciniai metodai, o kiti 5 neuro-evoliuciniai. Nors ir NEAT algoritmas nebuvo greičiausia</text:span><text:span text:style-name="T9">s</text:span><text:span text:style-name="T1">, sprendimą rado su mažiausiai DNT įvertinimų. Apatinėje lentelėje yra NEAT variacijų efektyvumo palyginimas. Kaip matome, konkuravimo išskirstymas į rases ženkliai pagerino efektyvumą. Dar matome, kad kryžminimo procesas, nors ir nežymiai, taip pat prisidėjo prie efektyvumo gerinimo.</text:span></text:p>
        </text:list-item>
        <text:list-item>
          <text:p text:style-name="P4"><text:span text:style-name="T1">Realaus laiko NEAT yra tokia algoritmo variacija, kurioje evoliucija vyksta pastoviai. Vietoje iteracinio generacijų keitimo būt</text:span><text:span text:style-name="T5">o</text:span><text:span text:style-name="T1">, rtNEAT </text:span><text:span text:style-name="T5">keičia po vieną genomą. Mažiausio pajėgumo genomas yra pašalinamas ir įterpiamas naujas genomas, gautas pajėgiausių tėvų kryžminimo procese.</text:span></text:p>
        </text:list-item>
        <text:list-item>
          <text:p text:style-name="P5"><text:span text:style-name="T1">Kiekvienam evoliucinio algoritmo efektyvumui svarbus aspektas yra tinkamos pajėgumo funkcijos parinkimas. Šiame pavyzdyje yra kelio radimas labirinte. Jeigu pajėgumas yra matuojamas pagal euklidinį atstumą nuo išėjimo, tai tokia pajėgumo funkcija yra kaip sugedęs kompasas. T.y. nukreipia paiešk</text:span><text:span text:style-name="T10">ą</text:span><text:span text:style-name="T1"> klaidinga linkme </text:span><text:span text:style-name="T10">ir įklimpsta į lokalų optimumą</text:span><text:span text:style-name="T1">. Atsitiktinai klaidžiojantis algoritmas tur</text:span><text:span text:style-name="T9">ės</text:span><text:span text:style-name="T1"> daugiau šansų rasti išėjimą, negu su tokia pajėgumo funkcija.</text:span></text:p>
        </text:list-item>
        <text:list-item>
          <text:p text:style-name="P9">Keletas ypatybių ar privalumų yra tai, kad šis, kaip ir dauguma evoliucinių algoritmų, yra lengvai išlygiagretinamas. Taip pat gali būti plačiai taikomas video ar stalo žaidimuose, simuliacijose, kontrolės sistemose ir įvairiausiose užduotyse, kur naudojami D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2M51S</meta:editing-duration>
    <meta:editing-cycles>11</meta:editing-cycles>
    <meta:generator>LibreOffice/5.2.0.4$Windows_x86 LibreOffice_project/066b007f5ebcc236395c7d282ba488bca6720265</meta:generator>
    <dc:date>2017-06-28T14:24:00.232000000</dc:date>
    <meta:document-statistic meta:table-count="0" meta:image-count="0" meta:object-count="0" meta:page-count="1" meta:paragraph-count="13" meta:word-count="512" meta:character-count="3844" meta:non-whitespace-character-count="3356"/>
    <meta:user-defined meta:name="Info 1"/>
    <meta:user-defined meta:name="Info 2"/>
    <meta:user-defined meta:name="Info 3"/>
    <meta:user-defined meta:name="Info 4"/>
  </office:meta>
</office:document-meta>
</file>